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7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cm" fo:min-width="0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fo:min-height="11.651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928cm" presentation:class="subtitle" presentation:user-transformed="true">
          <draw:text-box>
            <text:p>Generating Music with Deep Learning</text:p>
            <text:p/>
            <text:p><text:span text:style-name="T1">Advanced Topics in Machine Learning</text:span></text:p>
            <text:p><text:span text:style-name="T1"/></text:p>
            <text:p><text:span text:style-name="T2">Group project by: </text:span></text:p>
            <text:p><text:span text:style-name="T2">Benjamin Ellenberger, Nicolas Deperrois, Laura Krien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te of the Art</text:p>
          </draw:text-box>
        </draw:frame>
        <draw:frame draw:style-name="gr2" draw:text-style-name="P2" draw:layer="layout" svg:width="11.297cm" svg:height="4.267cm" svg:x="1.503cm" svg:y="4.71cm">
          <draw:text-box>
            <text:p><text:span text:style-name="T3">Google - Magenta Project</text:span></text:p>
            <text:p><text:span text:style-name="T4">- Transformer networks + attention</text:span></text:p>
            <text:p><text:span text:style-name="T4">- Harmonization</text:span></text:p>
            <text:p><text:span text:style-name="T4">- AI Drum machine</text:span></text:p>
            <text:p><text:span text:style-name="T4">- ...</text:span></text:p>
          </draw:text-box>
        </draw:frame>
        <draw:frame draw:style-name="gr3" draw:text-style-name="P2" draw:layer="layout" svg:width="11.128cm" svg:height="4.267cm" svg:x="15.204cm" svg:y="4.71cm">
          <draw:text-box>
            <text:p><text:span text:style-name="T3">OpenAI - MuseNet</text:span></text:p>
            <text:p><text:span text:style-name="T4">- GPT2-Architecture</text:span></text:p>
            <text:p><text:span text:style-name="T4">- Large-scale transformer network</text:span></text:p>
            <text:p><text:span text:style-name="T4">- 1 week training time </text:span></text:p>
            <text:p><text:span text:style-name="T4"/></text:p>
          </draw:text-box>
        </draw:frame>
        <draw:frame draw:style-name="gr4" draw:text-style-name="P2" draw:layer="layout" svg:width="13.836cm" svg:height="3.48cm" svg:x="8.004cm" svg:y="10.411cm">
          <draw:text-box>
            <text:p><text:span text:style-name="T3">In general:</text:span></text:p>
            <text:p><text:span text:style-name="T4">- Very complicated network architectures</text:span></text:p>
            <text:p><text:span text:style-name="T4">- Very computationally intensive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 presentation:user-transformed="true">
          <draw:text-box>
            <text:p><text:span text:style-name="T5">Leading question for our project:</text:span></text:p>
            <text:p><text:span text:style-name="T6"/></text:p>
            <text:p><text:span text:style-name="T6">How much can you do with how littl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hallenges</text:p>
          </draw:text-box>
        </draw:frame>
        <draw:frame presentation:style-name="pr4" draw:text-style-name="P5" draw:layer="layout" svg:width="25.199cm" svg:height="11.651cm" svg:x="1.4cm" svg:y="3.472cm" presentation:class="subtitle" presentation:user-transformed="true">
          <draw:text-box>
            <text:p text:style-name="P4"><text:span text:style-name="T7">Questions you need to address before you can even start:</text:span></text:p>
            <text:p text:style-name="P4"><text:span text:style-name="T7"/></text:p>
            <text:p text:style-name="P4"><text:span text:style-name="T8">- What exactly do you want to do? Melody? Rhythm? Harmony?</text:span></text:p>
            <text:p text:style-name="P4"><text:span text:style-name="T8"/></text:p>
            <text:p text:style-name="P4"><text:span text:style-name="T8">- How to feed music into a network? Spectrum? Pitches? Intervals?</text:span></text:p>
            <text:p text:style-name="P4"><text:span text:style-name="T8"/></text:p>
            <text:p text:style-name="P4"><text:span text:style-name="T8">- What kind of music?</text:span></text:p>
            <text:p text:style-name="P4"><text:span text:style-name="T8"/></text:p>
            <text:p text:style-name="P4"><text:span text:style-name="T8">- What filetype?</text:span></text:p>
            <text:p text:style-name="P4"><text:span text:style-name="T8"/></text:p>
            <text:p text:style-name="P4"><text:span text:style-name="T8">- How do you evaluate? </text:span></text:p>
            <text:p text:style-name="P4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9">Feed-Forward - The naive approac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Including Rhythm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uto-Encoder – <text:span text:style-name="T9">Long-term</text:span> structur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3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7:07:14.362322946</meta:creation-date>
    <dc:date>2019-05-09T21:13:22.905701080</dc:date>
    <meta:editing-duration>PT24M44S</meta:editing-duration>
    <meta:editing-cycles>3</meta:editing-cycles>
    <meta:generator>LibreOffice/6.0.7.3$Linux_X86_64 LibreOffice_project/00m0$Build-3</meta:generator>
    <meta:document-statistic meta:object-count="63"/>
  </office:meta>
</office:document-meta>
</file>